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  <style:text-properties style:font-name="Cambria" fo:font-size="12pt" officeooo:paragraph-rsid="00102c57" style:font-size-asian="12pt" style:font-size-complex="12pt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Standard" style:master-page-name="">
      <style:paragraph-properties fo:margin-top="0cm" fo:margin-bottom="0cm" loext:contextual-spacing="true" style:page-number="auto" style:writing-mode="lr-tb"/>
      <style:text-properties style:font-name="Calibri" officeooo:rsid="00102c57" officeooo:paragraph-rsid="0011b3c2"/>
    </style:style>
    <style:style style:name="P4" style:family="paragraph" style:parent-style-name="Standard" style:master-page-name="">
      <style:paragraph-properties fo:margin-top="0cm" fo:margin-bottom="0cm" loext:contextual-spacing="true" style:page-number="auto" style:writing-mode="lr-tb"/>
      <style:text-properties style:font-name="Consolas" officeooo:rsid="00102c57" officeooo:paragraph-rsid="0019682e"/>
    </style:style>
    <style:style style:name="P5" style:family="paragraph" style:parent-style-name="Standard">
      <style:paragraph-properties fo:margin-top="0cm" fo:margin-bottom="0.212cm" loext:contextual-spacing="false" fo:keep-together="always"/>
      <style:text-properties style:font-name="Calibri" fo:font-size="11pt" officeooo:paragraph-rsid="0019682e" style:font-size-asian="11pt" style:font-size-complex="11pt"/>
    </style:style>
    <style:style style:name="P6" style:family="paragraph" style:parent-style-name="Standard" style:list-style-name="WWNum1" style:master-page-name="Standard">
      <style:paragraph-properties fo:margin-left="0.63cm" fo:margin-right="0cm" fo:margin-top="0cm" fo:margin-bottom="0.212cm" loext:contextual-spacing="false" fo:text-indent="-0.63cm" style:auto-text-indent="false" style:page-number="auto"/>
      <style:text-properties style:font-name="Calibri" officeooo:rsid="00102c57" officeooo:paragraph-rsid="00102c57"/>
    </style:style>
    <style:style style:name="P7" style:family="paragraph" style:parent-style-name="Standard" style:list-style-name="WWNum1" style:master-page-name="">
      <style:paragraph-properties fo:margin-top="0cm" fo:margin-bottom="0.212cm" loext:contextual-spacing="false" style:page-number="auto" fo:break-before="auto" fo:break-after="auto" style:writing-mode="lr-tb"/>
      <style:text-properties style:font-name="Calibri" officeooo:rsid="00102c57" officeooo:paragraph-rsid="00102c57"/>
    </style:style>
    <style:style style:name="P8" style:family="paragraph" style:parent-style-name="Standard" style:list-style-name="WWNum1" style:master-page-name="">
      <style:paragraph-properties fo:margin-top="0cm" fo:margin-bottom="0.212cm" loext:contextual-spacing="false" style:page-number="auto" fo:break-before="auto" fo:break-after="auto" style:writing-mode="lr-tb"/>
      <style:text-properties style:font-name="Calibri" officeooo:rsid="00102c57" officeooo:paragraph-rsid="0019682e"/>
    </style:style>
    <style:style style:name="P9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11b3c2"/>
    </style:style>
    <style:style style:name="P10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13ae82"/>
    </style:style>
    <style:style style:name="P11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16ebd3"/>
    </style:style>
    <style:style style:name="P12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185675"/>
    </style:style>
    <style:style style:name="T1" style:family="text">
      <style:text-properties officeooo:rsid="00102c57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3ae82" style:font-size-asian="11pt" style:font-size-complex="11pt"/>
    </style:style>
    <style:style style:name="T4" style:family="text">
      <style:text-properties fo:font-size="11pt" officeooo:rsid="00154e0a" style:font-size-asian="11pt" style:font-size-complex="11pt"/>
    </style:style>
    <style:style style:name="T5" style:family="text">
      <style:text-properties fo:font-size="11pt" officeooo:rsid="0016ebd3" style:font-size-asian="11pt" style:font-size-complex="11pt"/>
    </style:style>
    <style:style style:name="T6" style:family="text">
      <style:text-properties fo:font-size="11pt" officeooo:rsid="00185675" style:font-size-asian="11pt" style:font-size-complex="11pt"/>
    </style:style>
    <style:style style:name="T7" style:family="text">
      <style:text-properties fo:font-size="11pt" officeooo:rsid="0019682e" style:font-size-asian="11pt" style:font-size-complex="11pt"/>
    </style:style>
    <style:style style:name="T8" style:family="text">
      <style:text-properties fo:font-size="11pt" officeooo:rsid="001ab707" style:font-size-asian="11pt" style:font-size-complex="11pt"/>
    </style:style>
    <style:style style:name="T9" style:family="text">
      <style:text-properties fo:font-size="11pt" officeooo:rsid="001be95a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11b3c2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13ae82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16ebd3" style:font-size-asian="11pt" style:font-weight-asian="bold" style:font-size-complex="11pt" style:font-weight-complex="bold"/>
    </style:style>
    <style:style style:name="T14" style:family="text">
      <style:text-properties fo:font-size="11pt" fo:font-weight="bold" officeooo:rsid="00185675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19682e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1be95a" style:font-size-asian="11pt" style:font-weight-asian="bold" style:font-size-complex="11pt" style:font-weight-complex="bold"/>
    </style:style>
    <style:style style:name="T17" style:family="text">
      <style:text-properties style:font-name="Consolas" fo:font-size="11pt" style:font-size-asian="11pt" style:font-size-complex="11pt"/>
    </style:style>
    <style:style style:name="T18" style:family="text">
      <style:text-properties style:font-name="Consolas" fo:font-size="11pt" officeooo:rsid="0011b3c2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97102319" text:style-name="WWNum1">
        <text:list-item>
          <text:p text:style-name="P6"><text:span text:style-name="T2">Con ayuda del </text:span><text:span text:style-name="T10">IDE NetBeans</text:span><text:span text:style-name="T2"> realizar un proyecto de tipo </text:span><text:span text:style-name="T10">Aplicación Java</text:span><text:span text:style-name="T2"> llamado </text:span><text:span text:style-name="T10">HolaMundo</text:span><text:span text:style-name="T2"> que muestre por pantalla el texto </text:span><text:span text:style-name="T10">"¡Hola mundo!"</text:span><text:span text:style-name="T2">.</text:span></text:p>
        </text:list-item>
        <text:list-item>
          <text:p text:style-name="P7"><text:span text:style-name="T2">Con ayuda del </text:span><text:span text:style-name="T10">IDE NetBeans</text:span><text:span text:style-name="T2"> realizar un proyecto de tipo </text:span><text:span text:style-name="T10">Aplicación Java</text:span><text:span text:style-name="T2"> llamado </text:span><text:span text:style-name="T10">Regla</text:span><text:span text:style-name="T11">s</text:span><text:span text:style-name="T10">Jefe</text:span><text:span text:style-name="T2"> que muestre por pantalla las siguientes lineas de texto:</text:span></text:p>
        </text:list-item>
      </text:list>
      <text:p text:style-name="P3"><text:span text:style-name="T2"><text:tab/></text:span><text:span text:style-name="T17">Artículo 1. El jefe tiene la razón.</text:span></text:p>
      <text:p text:style-name="P3"><text:span text:style-name="T2"><text:tab/></text:span><text:span text:style-name="T17">Artículo </text:span><text:span text:style-name="T18">2</text:span><text:span text:style-name="T17">. El jefe </text:span><text:span text:style-name="T18">SIEMPRE </text:span><text:span text:style-name="T17">tiene la razón.</text:span></text:p>
      <text:p text:style-name="P3"><text:span text:style-name="T2"><text:tab/></text:span><text:span text:style-name="T17">Artículo </text:span><text:span text:style-name="T18">3</text:span><text:span text:style-name="T17">. </text:span><text:span text:style-name="T18">En caso de duda se aplicará el artículo 2.</text:span></text:p>
      <text:list xml:id="list124707768935296" text:continue-numbering="true" text:style-name="WWNum1">
        <text:list-item>
          <text:p text:style-name="P9"><text:span text:style-name="T2">Con ayuda del </text:span><text:span text:style-name="T10">IDE NetBeans</text:span><text:span text:style-name="T2"> realizar un proyecto de tipo </text:span><text:span text:style-name="T10">Aplicación Java</text:span><text:span text:style-name="T2"> llamado </text:span><text:span text:style-name="T12">LlegadaLuna </text:span><text:span text:style-name="T2">que muestre por pantalla </text:span><text:span text:style-name="T3">de forma numérica </text:span><text:span text:style-name="T2">el </text:span><text:span text:style-name="T3">año en el que el hombre llegó a la Luna por primera vez</text:span><text:span text:style-name="T2">.</text:span></text:p>
        </text:list-item>
        <text:list-item>
          <text:p text:style-name="P10"><text:span text:style-name="T2">Con ayuda del </text:span><text:span text:style-name="T10">IDE NetBeans</text:span><text:span text:style-name="T2"> realizar un proyecto de tipo </text:span><text:span text:style-name="T10">Aplicación Java</text:span><text:span text:style-name="T2"> llamado </text:span><text:span text:style-name="T12">CambioEuroDolar </text:span><text:span text:style-name="T2">que muestre por pantalla </text:span><text:span text:style-name="T3">de forma numérica </text:span><text:span text:style-name="T4">la cantidad de dólares que se obtienen al cambiar un Euro según el cambio a día de hoy</text:span><text:span text:style-name="T2">.</text:span></text:p>
        </text:list-item>
        <text:list-item>
          <text:p text:style-name="P11"><text:span text:style-name="T2">Con ayuda del </text:span><text:span text:style-name="T10">IDE NetBeans</text:span><text:span text:style-name="T2"> realizar un proyecto de tipo </text:span><text:span text:style-name="T10">Aplicación Java</text:span><text:span text:style-name="T2"> llamado </text:span><text:span text:style-name="T13">EstadoLluvia</text:span><text:span text:style-name="T12"> </text:span><text:span text:style-name="T2">que muestre por pantalla </text:span><text:span text:style-name="T5">el valor de tipo boolean correspondiente al estado de lluvia del </text:span><text:span text:style-name="T6">día</text:span><text:span text:style-name="T5"> de hoy</text:span><text:span text:style-name="T2">.</text:span></text:p>
        </text:list-item>
        <text:list-item>
          <text:p text:style-name="P12"><text:span text:style-name="T2">Con ayuda del </text:span><text:span text:style-name="T10">IDE NetBeans</text:span><text:span text:style-name="T2"> realizar un proyecto de tipo </text:span><text:span text:style-name="T10">Aplicación Java</text:span><text:span text:style-name="T2"> llamado </text:span><text:span text:style-name="T14">Letra</text:span><text:span text:style-name="T16">DNI</text:span><text:span text:style-name="T12"> </text:span><text:span text:style-name="T2">que muestre por pantalla </text:span><text:span text:style-name="T5">el valor de tipo </text:span><text:span text:style-name="T6">carácter </text:span><text:span text:style-name="T5">correspondiente a l</text:span><text:span text:style-name="T6">a</text:span><text:span text:style-name="T5"> </text:span><text:span text:style-name="T6">letra del </text:span><text:span text:style-name="T9">DNI</text:span><text:span text:style-name="T2">.</text:span></text:p>
        </text:list-item>
        <text:list-item>
          <text:p text:style-name="P8"><text:span text:style-name="T2">Con ayuda del </text:span><text:span text:style-name="T10">IDE NetBeans</text:span><text:span text:style-name="T2"> realizar un proyecto de tipo </text:span><text:span text:style-name="T10">Aplicación Java</text:span><text:span text:style-name="T2"> llamado </text:span><text:span text:style-name="T15">FechaInicio</text:span><text:span text:style-name="T2"> que muestre por pantalla </text:span><text:span text:style-name="T7">la fecha de inicio del curso escolar en el formato</text:span><text:span text:style-name="T2">:</text:span></text:p>
        </text:list-item>
      </text:list>
      <text:p text:style-name="P4"><text:span text:style-name="T2"><text:tab/></text:span><text:span text:style-name="T7">Fecha de inicio ....: dd/mm/aaaa</text:span></text:p>
      <text:list xml:id="list124706995298147" text:continue-numbering="true" text:style-name="WWNum1">
        <text:list-item>
          <text:p text:style-name="P8"><text:span text:style-name="T2">Con ayuda del </text:span><text:span text:style-name="T10">IDE NetBeans</text:span><text:span text:style-name="T2"> realizar un proyecto de tipo </text:span><text:span text:style-name="T10">Aplicación Java</text:span><text:span text:style-name="T2"> llamado </text:span><text:span text:style-name="T15">HoraEntrada</text:span><text:span text:style-name="T2"> que muestre por pantalla </text:span><text:span text:style-name="T7">una </text:span><text:span text:style-name="T8">hora del día</text:span><text:span text:style-name="T7"> arbitraria en el formato</text:span><text:span text:style-name="T2">:</text:span></text:p>
        </text:list-item>
      </text:list>
      <text:p text:style-name="P4"><text:span text:style-name="T2"><text:tab/></text:span><text:span text:style-name="T7">Hora de entrada ....: hh:mm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  <style:text-properties style:font-name="Cambria" fo:font-size="12pt" officeooo:paragraph-rsid="00102c57" style:font-size-asian="12pt" style:font-size-complex="12pt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102c57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3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 0485 – PRG<text:tab/><text:tab/><text:span text:style-name="MT1">Tema 021 – Salida Consola</text:span></text:p>
      </style:header>
      <style:footer>
        <text:p text:style-name="MP2">Pá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P 0485 - Salida Consola - Ejercicios</dc:title>
    <meta:initial-creator>Profesor</meta:initial-creator>
    <meta:editing-cycles>21</meta:editing-cycles>
    <meta:print-date>2011-11-17T09:27:00</meta:print-date>
    <meta:creation-date>2011-11-10T22:43:00</meta:creation-date>
    <dc:date>2017-10-02T12:36:22.990000000</dc:date>
    <meta:editing-duration>PT2H36M4S</meta:editing-duration>
    <meta:generator>LibreOffice/5.4.1.2$Windows_X86_64 LibreOffice_project/ea7cb86e6eeb2bf3a5af73a8f7777ac570321527</meta:generator>
    <meta:document-statistic meta:table-count="0" meta:image-count="0" meta:object-count="0" meta:page-count="1" meta:paragraph-count="15" meta:word-count="289" meta:character-count="1667" meta:non-whitespace-character-count="13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